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70000009EC6D1AFE2D78F5C6E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6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7" style:family="paragraph" style:parent-style-name="Standard">
      <style:text-properties fo:font-size="14pt" fo:language="de" fo:country="DE" fo:font-weight="bold" officeooo:rsid="000f96d7" officeooo:paragraph-rsid="000f96d7" style:font-size-asian="14pt" style:language-asian="zh" style:country-asian="CN" style:font-weight-asian="bold" style:font-size-complex="14pt" style:language-complex="ar" style:country-complex="SA"/>
    </style:style>
    <style:style style:name="P8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9" style:family="paragraph" style:parent-style-name="Standard">
      <style:paragraph-properties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color="#808080" fo:font-size="9pt" officeooo:rsid="000d1482" style:font-size-asian="9pt" style:font-size-complex="9pt"/>
    </style:style>
    <style:style style:name="T3" style:family="text">
      <style:text-properties fo:language="de" fo:country="DE" style:language-asian="de" style:country-asian="DE"/>
    </style:style>
    <style:style style:name="T4" style:family="text">
      <style:text-properties fo:color="#c00000" fo:font-size="9pt" fo:font-weight="bold" style:font-size-asian="9pt" style:font-weight-asian="bold" style:font-size-complex="9pt"/>
    </style:style>
    <style:style style:name="T5" style:family="text">
      <style:text-properties officeooo:rsid="000adc2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Doctrine2 Primer </text:span>– <text:span text:style-name="T5">Workshop Agenda</text:span></text:p>
      <text:p text:style-name="P2">Dozent: Christopher Stock</text:p>
      <text:p text:style-name="P2">v.1.0</text:p>
      <text:p text:style-name="P3"><text:span text:style-name="T5">20</text:span>.0<text:span text:style-name="T5">3</text:span>.201<text:span text:style-name="T5">7</text:span></text:p>
      <text:p text:style-name="P2"/>
      <text:p text:style-name="P2"/>
      <text:p text:style-name="P2"/>
      <text:p text:style-name="P4">Agenda</text:p>
      <text:p text:style-name="P2"/>
      <text:p text:style-name="P2"/>
      <text:p text:style-name="P2"/>
      <text:list xml:id="list6500024758061457233" text:style-name="L1"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  <text:list-item>
          <text:p text:style-name="P8"/>
        </text:list-item>
      </text:list>
      <text:p text:style-name="P2"/>
      <text:p text:style-name="P9"/>
      <text:p text:style-name="P7">1. Erstellen des ERDs</text:p>
      <text:p text:style-name="P7"/>
      <text:p text:style-name="P7">1.1. Tabelle „user“</text:p>
      <text:p text:style-name="P7"/>
      <text:p text:style-name="P7">1.2. Tabelle „product“</text:p>
      <text:p text:style-name="P7"/>
      <text:p text:style-name="P7">1.3. Tabelle „bug“</text:p>
      <text:p text:style-name="P7"/>
      <text:p text:style-name="P7">1.4. Tabelle „model_bug_model_product“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DejaVu Sans" style:font-family-complex="'DejaVu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" style:font-family-complex="'DejaVu Sans', 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, Arial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 style:font-family-complex="'DejaVu Sans', Arial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solid" draw:fill-color="#ed7304" draw:opacity="100%"/>
      <style:paragraph-properties fo:margin-top="0.106cm" fo:margin-bottom="0.106cm" loext:contextual-spacing="false" style:page-number="auto" fo:background-color="#ed7304" fo:padding-left="0.141cm" fo:padding-right="0.141cm" fo:padding-top="0.035cm" fo:padding-bottom="0.035cm" fo:border="0.51pt solid #000000">
        <style:tab-stops>
          <style:tab-stop style:position="15.984cm" style:type="right" style:leader-style="dotted" style:leader-text="."/>
        </style:tab-stops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-Sprechblasentext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imes New Roman" style:font-family-complex="'Times New Roman'" style:font-family-generic-complex="roman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Arial" fo:font-family="Ari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6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9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Aufzählungszeichen1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Headline_20_1_20_Zchn" style:display-name="Headline 1 Zchn" style:family="text">
      <style:text-properties style:font-name="Arial" fo:font-family="Arial" style:font-family-generic="swiss" style:font-pitch="variable" fo:font-size="14pt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/>
    </style:style>
    <style:style style:name="Sprechblasentext_20_Zchn1" style:display-name="Sprechblasentext Zchn1" style:family="text">
      <style:text-properties style:font-name="Tahoma" fo:font-family="Tahoma" style:font-family-generic="swiss" style:font-pitch="variable" fo:font-size="8pt" style:letter-kerning="true" style:font-name-asian="Calibri" style:font-family-asian="Calibri" style:font-family-generic-asian="swiss" style:font-pitch-asian="variable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family="Courier, 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" style:font-family-complex="Courier, 'Courier New'" style:font-family-generic-complex="modern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family="Arial" style:font-family-generic="swiss" style:font-pitch="variable" fo:font-size="13pt" fo:language="zxx" fo:country="none" fo:font-weight="bold" style:letter-kerning="true" style:font-name-asian="Calibri" style:font-family-asian="Calibri" style:font-family-generic-asian="swiss" style:font-pitch-asian="variable" style:font-size-asian="13pt" style:language-asian="zh" style:country-asian="CN" style:font-weight-asian="bold" style:font-name-complex="Arial" style:font-family-complex="Arial" style:font-family-generic-complex="swiss" style:font-pitch-complex="variable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family="Arial" style:font-family-generic="swiss" style:font-pitch="variable" fo:font-size="14pt" fo:language="en" fo:country="US" fo:font-weight="bold" style:letter-kerning="true" style:font-name-asian="Calibri" style:font-family-asian="Calibri" style:font-family-generic-asian="swiss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family="Arial" style:font-family-generic="swiss" style:font-pitch="variable" fo:font-size="12pt" fo:language="en" fo:country="US" style:letter-kerning="true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_5f_CharLFO1LVL1" style:display-name="WW_CharLFO1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2" style:display-name="WW_CharLFO1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3" style:display-name="WW_CharLFO1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4" style:display-name="WW_CharLFO1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5" style:display-name="WW_CharLFO1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6" style:display-name="WW_CharLFO1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7" style:display-name="WW_CharLFO1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8" style:display-name="WW_CharLFO1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LVL9" style:display-name="WW_CharLFO1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1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1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1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color="#808080" fo:font-size="9pt" officeooo:rsid="000d1482" style:font-size-asian="9pt" style:font-size-complex="9pt"/>
    </style:style>
    <style:style style:name="MT3" style:family="text">
      <style:text-properties fo:language="de" fo:country="DE" style:language-asian="de" style:country-asian="DE"/>
    </style:style>
    <style:style style:name="MT4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1"><draw:image xlink:href="Pictures/10000000000002370000009EC6D1AFE2D78F5C6E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</text:span></text:span><text:span text:style-name="Absatz-Standardschriftart"><text:span text:style-name="MT2">Doctrine2 Primer</text:span></text:span><text:span text:style-name="Absatz-Standardschriftart"><text:span text:style-name="MT1"> – </text:span></text:span><text:span text:style-name="Absatz-Standardschriftart"><text:span text:style-name="MT2">Workshop Agenda</text:span></text:span><text:span text:style-name="Absatz-Standardschriftart"><text:span text:style-name="MT1"><text:tab/><text:line-break/></text:span></text:span><text:span text:style-name="Absatz-Standardschriftart"><text:span text:style-name="MT2">20</text:span></text:span><text:span text:style-name="Absatz-Standardschriftart"><text:span text:style-name="MT1">.0</text:span></text:span><text:span text:style-name="Absatz-Standardschriftart"><text:span text:style-name="MT2">3</text:span></text:span><text:span text:style-name="Absatz-Standardschriftart"><text:span text:style-name="MT1">.201</text:span></text:span><text:span text:style-name="Absatz-Standardschriftart"><text:span text:style-name="MT2">7</text:span></text:span><text:span text:style-name="Absatz-Standardschriftart"><text:span text:style-name="MT1"><text:tab/>© 201</text:span></text:span><text:span text:style-name="Absatz-Standardschriftart"><text:span text:style-name="MT2">7</text:span></text:span><text:span text:style-name="Absatz-Standardschriftart"><text:span text:style-name="MT1"> Mayflower GmbH<text:tab/>Page </text:span></text:span><text:span text:style-name="Absatz-Standardschriftart"><text:span text:style-name="MT1"><text:page-number text:select-page="current">2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3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4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>0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ck</meta:initial-creator>
    <meta:creation-date>2013-06-13T12:14:00</meta:creation-date>
    <dc:date>2017-03-20T08:32:17.641000000</dc:date>
    <meta:print-date>2014-06-11T23:01:00</meta:print-date>
    <meta:editing-cycles>955</meta:editing-cycles>
    <meta:editing-duration>P1DT55M56S</meta:editing-duration>
    <meta:generator>LibreOffice/5.1.6.2$Windows_X86_64 LibreOffice_project/07ac168c60a517dba0f0d7bc7540f5afa45f0909</meta:generator>
    <meta:document-statistic meta:table-count="0" meta:image-count="1" meta:object-count="0" meta:page-count="2" meta:paragraph-count="16" meta:word-count="62" meta:character-count="400" meta:non-whitespace-character-count="3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